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color="#000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ar Prewikka</text:p>
      <text:p text:style-name="Standard"/>
      <text:p text:style-name="Standard">Requisitos: tener user/pass de bases de datos de prelude:</text:p>
      <text:p text:style-name="Standard"/>
      <text:p text:style-name="P2">También instalar:</text:p>
      <text:p text:style-name="P2"/>
      <text:p text:style-name="P2">root@deb01:~# apt-get install apache2 php5 nbtscan <text:s/>php5-mysql php5-gd libnet1 libnet1-dev libpcre3 libpcre3-dev autoconf libtool gcc-4.4 g++ automake gcc make flex bison nmap ruby libpcap-ruby</text:p>
      <text:p text:style-name="P1"/>
      <text:p text:style-name="P2">Lo siguiente ya esta instalado </text:p>
      <text:p text:style-name="P2"/>
      <text:p text:style-name="P2">root@deb01:~# apt-get install libapache2-mod-python </text:p>
      <text:p text:style-name="P2">Leyendo lista de paquetes... Hecho </text:p>
      <text:p text:style-name="P2">Creando árbol de dependencias <text:s text:c="6"/></text:p>
      <text:p text:style-name="P2">Leyendo la información de estado... Hecho </text:p>
      <text:p text:style-name="P2">Se instalarán los siguientes paquetes extras: </text:p>
      <text:p text:style-name="P2"><text:s text:c="2"/>libpython2.6 </text:p>
      <text:p text:style-name="P2">Paquetes sugeridos: </text:p>
      <text:p text:style-name="P2"><text:s text:c="2"/>libapache2-mod-python-doc </text:p>
      <text:p text:style-name="P2">Se instalarán los siguientes paquetes NUEVOS: </text:p>
      <text:p text:style-name="P2"><text:s text:c="2"/>libapache2-mod-python libpython2.6 </text:p>
      <text:p text:style-name="P2">0 actualizados, 2 se instalarán, 0 para eliminar y 0 no actualizados. </text:p>
      <text:p text:style-name="P2">Necesito descargar 1107 kB de archivos. </text:p>
      <text:p text:style-name="P2">Se utilizarán 3031 kB de espacio de disco adicional después de esta operación. </text:p>
      <text:p text:style-name="P2">¿Desea continuar [S/n]? </text:p>
      <text:p text:style-name="P2"><text:span text:style-name="T2"/></text:p>
      <text:p text:style-name="P2">rroot@boromir:/var/log# <text:s/>apt-get install libapache2-mod-fastcgi</text:p>
      <text:p text:style-name="P2">Leyendo lista de paquetes... Hecho</text:p>
      <text:p text:style-name="P2">Creando árbol de dependencias <text:s text:c="6"/></text:p>
      <text:p text:style-name="P2">Leyendo la información de estado... Hecho</text:p>
      <text:p text:style-name="P2">Se instalarán los siguientes paquetes NUEVOS:</text:p>
      <text:p text:style-name="P2"><text:s text:c="2"/>libapache2-mod-fastcgi</text:p>
      <text:p text:style-name="P2">0 actualizados, 1 se instalarán, 0 para eliminar y 0 no actualizados.</text:p>
      <text:p text:style-name="P2">Necesito descargar 69,9 kB de archivos.</text:p>
      <text:p text:style-name="P2">Se utilizarán 213 kB de espacio de disco adicional después de esta operación.</text:p>
      <text:p text:style-name="P2">Des:1 http://ftp.cl.debian.org/debian/ squeeze/non-free libapache2-mod-fastcgi amd64 2.4.6-1 [69,9 kB]</text:p>
      <text:p text:style-name="P2">Descargados 69,9 kB en 0seg. (309 kB/s) <text:s text:c="7"/></text:p>
      <text:p text:style-name="P2">Seleccionando el paquete libapache2-mod-fastcgi previamente no seleccionado.</text:p>
      <text:p text:style-name="P2">(Leyendo la base de datos ... 33184 ficheros o directorios instalados actualmente.)</text:p>
      <text:p text:style-name="P2">Desempaquetando libapache2-mod-fastcgi (de .../libapache2-mod-fastcgi_2.4.6-1_amd64.deb) ...</text:p>
      <text:p text:style-name="P2">Configurando libapache2-mod-fastcgi (2.4.6-1) ...</text:p>
      <text:p text:style-name="P2">Enabling module fastcgi.</text:p>
      <text:p text:style-name="P2">Run '/etc/init.d/apache2 restart' to activate new configuration!</text:p>
      <text:p text:style-name="P2">root@boromir:/var/log# </text:p>
      <text:p text:style-name="P2"/>
      <text:p text:style-name="P2">Lo siguiente parece que no se necesita:</text:p>
      <text:p text:style-name="P2"/>
      <text:p text:style-name="P2">root@boromir:/var/log# apt-get install libapache2-mod-fcgid </text:p>
      <text:p text:style-name="P2">Leyendo lista de paquetes... Hecho</text:p>
      <text:p text:style-name="P2">Creando árbol de dependencias <text:s text:c="6"/></text:p>
      <text:p text:style-name="P2"><text:soft-page-break/>Leyendo la información de estado... Hecho</text:p>
      <text:p text:style-name="P2">Se instalarán los siguientes paquetes NUEVOS:</text:p>
      <text:p text:style-name="P2"><text:s text:c="2"/>libapache2-mod-fcgid</text:p>
      <text:p text:style-name="P2">0 actualizados, 1 se instalarán, 0 para eliminar y 0 no actualizados.</text:p>
      <text:p text:style-name="P2">Necesito descargar 73,9 kB de archivos.</text:p>
      <text:p text:style-name="P2">Se utilizarán 332 kB de espacio de disco adicional después de esta operación.</text:p>
      <text:p text:style-name="P2">Des:1 http://ftp.cl.debian.org/debian/ squeeze/main libapache2-mod-fcgid amd64 1:2.3.6-1 [73,9 kB]</text:p>
      <text:p text:style-name="P2">Descargados 73,9 kB en 0seg. (1015 kB/s) <text:s text:c="4"/></text:p>
      <text:p text:style-name="P2">Seleccionando el paquete libapache2-mod-fcgid previamente no seleccionado.</text:p>
      <text:p text:style-name="P2">(Leyendo la base de datos ... 33196 ficheros o directorios instalados actualmente.)</text:p>
      <text:p text:style-name="P2">Desempaquetando libapache2-mod-fcgid (de .../libapache2-mod-fcgid_1%3a2.3.6-1_amd64.deb) ...</text:p>
      <text:p text:style-name="P2">Configurando libapache2-mod-fcgid (1:2.3.6-1) ...</text:p>
      <text:p text:style-name="P2">root@boromir:/var/log# </text:p>
      <text:p text:style-name="P2"/>
      <text:p text:style-name="P2">root@boromir:/var/log# /etc/init.d/apache2 restart</text:p>
      <text:p text:style-name="P2">Restarting web server: apache2 ... waiting .</text:p>
      <text:p text:style-name="P2">root@boromir:/var/log# </text:p>
      <text:p text:style-name="P2"/>
      <text:p text:style-name="P2"/>
      <text:p text:style-name="P1"><text:span text:style-name="Strong_20_Emphasis">apt-get install prewikka</text:span><text:span text:style-name="T1">.</text:span></text:p>
      <text:p text:style-name="P3"/>
      <text:p text:style-name="P2">root@deb01:~# apt-get install prewikka </text:p>
      <text:p text:style-name="P2">Leyendo lista de paquetes... Hecho </text:p>
      <text:p text:style-name="P2">Creando árbol de dependencias <text:s text:c="6"/></text:p>
      <text:p text:style-name="P2">Leyendo la información de estado... Hecho </text:p>
      <text:p text:style-name="P2">Se instalarán los siguientes paquetes extras: </text:p>
      <text:p text:style-name="P2"><text:s text:c="2"/>libcairo2 libpixman-1-0 libxcb-render-util0 libxcb-render0 libxrender1 python-cairo python-cheetah python-openssl python-pam </text:p>
      <text:p text:style-name="P2"><text:s text:c="2"/>python-serial python-twisted-bin python-twisted-core python-twisted-names python-zope.interface python2.5 python2.5-minimal </text:p>
      <text:p text:style-name="P2">Paquetes sugeridos: </text:p>
      <text:p text:style-name="P2"><text:s text:c="2"/>python-markdown python-pygments python-memcache python-openssl-doc python-openssl-dbg python-wxgtk2.8 python-wxgtk2.6 python-wxgtk </text:p>
      <text:p text:style-name="P2"><text:s text:c="2"/>python-twisted-bin-dbg python-tk python-gtk2 python-glade2 python-qt3 python-profiler python-z3c.recipe.sphinxdoc python2.5-doc </text:p>
      <text:p text:style-name="P2"><text:s text:c="2"/>binfmt-support </text:p>
      <text:p text:style-name="P2">Se instalarán los siguientes paquetes NUEVOS: </text:p>
      <text:p text:style-name="P2"><text:s text:c="2"/>libcairo2 libpixman-1-0 libxcb-render-util0 libxcb-render0 libxrender1 prewikka python-cairo python-cheetah python-openssl python-pam </text:p>
      <text:p text:style-name="P2"><text:s text:c="2"/>python-serial python-twisted-bin python-twisted-core python-twisted-names python-zope.interface python2.5 python2.5-minimal </text:p>
      <text:p text:style-name="P2">0 actualizados, 17 se instalarán, 0 para eliminar y 21 no actualizados. </text:p>
      <text:p text:style-name="P2">Necesito descargar 7084 kB de archivos. </text:p>
      <text:p text:style-name="P2">Se utilizarán 30,5 MB de espacio de disco adicional después de esta operación. </text:p>
      <text:p text:style-name="P2">¿Desea continuar [S/n]? </text:p>
      <text:p text:style-name="P2"/>
      <text:p text:style-name="P2"/>
      <text:p text:style-name="P2"/>
      <text:p text:style-name="P2">Instalar paquetes sugeridos</text:p>
      <text:p text:style-name="P2"/>
      <text:p text:style-name="P2">apt-get install python-markdown python-pygments python-memcache python-openssl-doc python-<text:soft-page-break/>openssl-dbg python-wxgtk2.8 python-wxgtk2.6 python-wxgtk python-twisted-bin-dbg python-tk python-gtk2 python-glade2 python-qt3 python-profiler python-z3c.recipe.sphinxdoc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oot@deb01:/var/log/apache2# </text:p>
      <text:p text:style-name="P2"/>
      <text:p text:style-name="P2">Editar /etc/prewikka/prewikka.conf</text:p>
      <text:p text:style-name="P2"/>
      <text:p text:style-name="P2">Editar en /etc/apache2/sites-avalaible</text:p>
      <text:p text:style-name="P2"/>
      <text:p text:style-name="P2">&lt;VirtualHost *:80&gt; </text:p>
      <text:p text:style-name="P2"><text:tab/>ServerAdmin admin@domain.com </text:p>
      <text:p text:style-name="P2"><text:tab/>&lt;Location /&gt; </text:p>
      <text:p text:style-name="P2"><text:tab/><text:tab/>SetHandler mod_python </text:p>
      <text:p text:style-name="P2"><text:tab/><text:tab/>PythonHandler prewikka.ModPythonHandler </text:p>
      <text:p text:style-name="P2"><text:tab/><text:tab/>PythonOption PrewikkaConfig /etc/prewikka/prewikka.conf </text:p>
      <text:p text:style-name="P2"><text:tab/>&lt;/Location&gt; </text:p>
      <text:p text:style-name="P2"><text:tab/>&lt;Location /prewikka&gt; </text:p>
      <text:p text:style-name="P2"><text:tab/><text:tab/>SetHandler None </text:p>
      <text:p text:style-name="P2"><text:tab/>&lt;/Location&gt; </text:p>
      <text:p text:style-name="P2"><text:tab/>Alias /prewikka /usr/share/prewikka/htdocs </text:p>
      <text:p text:style-name="P2"><text:tab/>Alias /htdocs /usr/share/prewikka/htdocs </text:p>
      <text:p text:style-name="P2">&lt;/VirtualHost&gt;</text:p>
      <text:p text:style-name="P2"/>
      <text:p text:style-name="P6"/>
      <text:p text:style-name="P2">a2dissite 000-default   (deshabilitamos este sitio) </text:p>
      <text:p text:style-name="P2"/>
      <text:p text:style-name="P2">root@deb01:~# a2dissite 000-default </text:p>
      <text:p text:style-name="P2">Site default disabled. </text:p>
      <text:p text:style-name="P2">Run '/etc/init.d/apache2 reload' to activate new configuration! </text:p>
      <text:p text:style-name="P2">root@deb01:~# </text:p>
      <text:p text:style-name="P2"/>
      <text:p text:style-name="P2">a2ensite prewikka       (habilitamos el sitio prewikka) </text:p>
      <text:p text:style-name="P2"/>
      <text:p text:style-name="P2">root@deb01:/etc/apache2/sites-available# a2ensite prewikka </text:p>
      <text:p text:style-name="P2">Enabling site prewikka. </text:p>
      <text:p text:style-name="P2">Run '/etc/init.d/apache2 reload' to activate new configuration! </text:p>
      <text:p text:style-name="P2">root@deb01:/etc/apache2/sites-available# </text:p>
      <text:p text:style-name="P2"/>
      <text:p text:style-name="P2">apache2ctl restart       (reiniciamos servicio) </text:p>
      <text:p text:style-name="P2"/>
      <text:p text:style-name="P2">root@deb01:/etc/apache2/sites-enabled# apache2ctl restart </text:p>
      <text:p text:style-name="P2">root@deb01:/etc/apache2/sites-enabled# </text:p>
      <text:p text:style-name="P4"/>
      <text:p text:style-name="P4">Problemas</text:p>
      <text:p text:style-name="P2"><text:soft-page-break/></text:p>
      <text:p text:style-name="P2">Asegurar conectividad a bases de datos Prelude y Prewika (user y pass)</text:p>
      <text:p text:style-name="P2"/>
      <text:p text:style-name="P2">Aplicar permisos 644 a /etc/prewikka/prewikka.con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2:03:32</meta:creation-date>
    <meta:generator>LibreOffice/3.3$Unix LibreOffice_project/330m19$Build-401</meta:generator>
    <dc:date>2012-02-28T17:10:31</dc:date>
    <dc:creator>Manuel Campos</dc:creator>
    <meta:editing-duration>PT21H49M21S</meta:editing-duration>
    <meta:editing-cycles>19</meta:editing-cycles>
    <meta:document-statistic meta:table-count="0" meta:image-count="0" meta:object-count="0" meta:page-count="4" meta:paragraph-count="110" meta:word-count="580" meta:character-count="5702"/>
  </office:meta>
</office:document-meta>
</file>